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76cm"/>
      <style:paragraph-properties style:writing-mode="lr-tb"/>
    </style:style>
    <style:style style:name="gr23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4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29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dash" draw:stroke-dash="Long_20_Dot"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>
      <style:graphic-properties style:protect="size"/>
    </style:style>
    <style:style style:name="gr38" style:family="graphic" style:parent-style-name="Arrow_20_Line">
      <style:graphic-properties draw:textarea-vertical-align="middle" draw:line-distance="0.80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solid" svg:stroke-color="#c9211e" draw:fill="none" draw:fill-color="#ffffff" fo:min-height="1.2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2" style:family="graphic" style:parent-style-name="standard">
      <style:graphic-properties draw:fill-color="#c9211e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4" style:family="graphic" style:parent-style-name="standard">
      <style:graphic-properties draw:stroke="solid" svg:stroke-color="#c9211e" draw:fill="none" draw:fill-color="#ffffff" fo:min-height="0.766cm"/>
      <style:paragraph-properties style:writing-mode="lr-tb"/>
    </style:style>
    <style:style style:name="gr45" style:family="graphic" style:parent-style-name="standard">
      <style:graphic-properties draw:stroke="solid" svg:stroke-color="#c9211e" draw:fill="none" draw:fill-color="#ffffff" draw:textarea-vertical-align="top" fo:min-height="1.273cm"/>
      <style:paragraph-properties style:writing-mode="lr-tb"/>
    </style:style>
    <style:style style:name="gr46" style:family="graphic" style:parent-style-name="standard">
      <style:graphic-properties draw:stroke="solid" svg:stroke-color="#c9211e" draw:fill="none" draw:fill-color="#ffffff" fo:min-height="1.90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9" style:family="graphic" style:parent-style-name="standard">
      <style:graphic-properties draw:stroke="solid" svg:stroke-color="#ff4000" draw:fill="none" draw:fill-color="#ffffff" draw:textarea-vertical-align="top" fo:min-height="3.18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860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style:font-size-asian="6pt" style:font-size-complex="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c9211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4000"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color="#2a6099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8000" fo:font-size="8pt" style:font-size-asian="8pt" style:font-size-complex="8pt"/>
    </style:style>
    <style:style style:name="T4" style:family="text">
      <style:text-properties fo:color="#c9211e"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fo:font-size="7pt" style:font-size-asian="7pt" style:font-size-complex="7pt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fo:font-size="6pt" style:font-size-asian="6pt" style:font-size-complex="6pt"/>
    </style:style>
    <style:style style:name="T13" style:family="text">
      <style:text-properties fo:color="#00a933" fo:font-size="9pt" style:font-size-asian="9pt" style:font-size-complex="9pt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8000" fo:font-size="9pt" style:font-size-asian="9pt" style:font-size-complex="9pt"/>
    </style:style>
    <style:style style:name="T16" style:family="text">
      <style:text-properties fo:color="#ff0000" fo:font-size="9pt" style:font-size-asian="9pt" style:font-size-complex="9pt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4000" fo:font-size="8pt" style:font-size-asian="8pt" style:font-size-complex="8pt"/>
    </style:style>
    <style:style style:name="T20" style:family="text">
      <style:text-properties fo:color="#ff4000" fo:font-size="9pt" style:font-size-asian="9pt" style:font-size-complex="9pt"/>
    </style:style>
    <style:style style:name="T21" style:family="text">
      <style:text-properties fo:color="#2a6099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39cm" svg:y1="8.128cm" svg:x2="32.407cm" svg:y2="8.128cm">
          <text:p/>
        </draw:line>
        <draw:frame draw:style-name="gr2" draw:text-style-name="P2" draw:layer="layout" svg:width="1.431cm" svg:height="2.031cm" svg:x="0cm" svg:y="7.239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0.65cm" svg:y1="7.747cm" svg:x2="0.65cm" svg:y2="8.636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2.732cm" svg:y1="7.874cm" svg:x2="2.732cm" svg:y2="8.382cm">
          <text:p/>
        </draw:line>
        <draw:line draw:style-name="gr3" draw:text-style-name="P3" draw:layer="layout" svg:x1="10.539cm" svg:y1="7.874cm" svg:x2="10.539cm" svg:y2="8.382cm">
          <text:p/>
        </draw:line>
        <draw:line draw:style-name="gr3" draw:text-style-name="P3" draw:layer="layout" svg:x1="8.587cm" svg:y1="7.62cm" svg:x2="8.587cm" svg:y2="8.636cm">
          <text:p/>
        </draw:line>
        <draw:line draw:style-name="gr3" draw:text-style-name="P3" draw:layer="layout" svg:x1="6.635cm" svg:y1="7.874cm" svg:x2="6.635cm" svg:y2="8.382cm">
          <text:p/>
        </draw:line>
        <draw:line draw:style-name="gr3" draw:text-style-name="P3" draw:layer="layout" svg:x1="14.443cm" svg:y1="7.874cm" svg:x2="14.443cm" svg:y2="8.382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16.395cm" svg:y1="7.62cm" svg:x2="16.395cm" svg:y2="8.636cm">
          <text:p/>
        </draw:line>
        <draw:line draw:style-name="gr3" draw:text-style-name="P3" draw:layer="layout" svg:x1="18.347cm" svg:y1="7.874cm" svg:x2="18.347cm" svg:y2="8.382cm">
          <text:p/>
        </draw:line>
        <draw:line draw:style-name="gr3" draw:text-style-name="P3" draw:layer="layout" svg:x1="4.684cm" svg:y1="7.874cm" svg:x2="4.684cm" svg:y2="8.382cm">
          <text:p/>
        </draw:line>
        <draw:line draw:style-name="gr3" draw:text-style-name="P3" draw:layer="layout" svg:x1="20.298cm" svg:y1="7.874cm" svg:x2="20.298cm" svg:y2="8.382cm">
          <text:p/>
        </draw:line>
        <draw:frame draw:style-name="gr2" draw:text-style-name="P2" draw:layer="layout" svg:width="1.431cm" svg:height="2.031cm" svg:x="15.744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2" draw:layer="layout" svg:width="1.431cm" svg:height="2.132cm" svg:x="23.552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22.25cm" svg:y1="7.874cm" svg:x2="22.25cm" svg:y2="8.382cm">
          <text:p/>
        </draw:line>
        <draw:line draw:style-name="gr3" draw:text-style-name="P3" draw:layer="layout" svg:x1="24.202cm" svg:y1="7.62cm" svg:x2="24.202cm" svg:y2="8.509cm">
          <text:p/>
        </draw:line>
        <draw:line draw:style-name="gr3" draw:text-style-name="P3" draw:layer="layout" svg:x1="26.154cm" svg:y1="7.874cm" svg:x2="26.154cm" svg:y2="8.382cm">
          <text:p/>
        </draw:line>
        <draw:line draw:style-name="gr3" draw:text-style-name="P3" draw:layer="layout" svg:x1="28.106cm" svg:y1="7.874cm" svg:x2="28.106cm" svg:y2="8.382cm">
          <text:p/>
        </draw:line>
        <draw:custom-shape draw:style-name="gr5" draw:text-style-name="P4" draw:layer="layout" svg:width="0.26cm" svg:height="0.254cm" svg:x="1.69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3.64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59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54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4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1.4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3.40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5.35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7.30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9.25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1.2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3.16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5.11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20.429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8.328cm" svg:height="1.397cm" svg:x="20.689cm" svg:y="1.016cm">
          <draw:text-box>
            <text:p><text:span text:style-name="T2">Medición que se debe realizar, según norma.</text:span></text:p>
            <text:p><text:span text:style-name="T1">En verde si está bien, en naranja si está más o menos, en rojo si no está </text:span></text:p>
          </draw:text-box>
        </draw:frame>
        <draw:frame draw:style-name="gr10" draw:text-style-name="P9" draw:layer="layout" svg:width="1.952cm" svg:height="1.397cm" svg:x="0.78cm" svg:y="10.287cm">
          <draw:text-box>
            <text:p><text:span text:style-name="T3">Medición media mala, a ojo</text:span></text:p>
          </draw:text-box>
        </draw:frame>
        <draw:frame draw:style-name="gr11" draw:text-style-name="P9" draw:layer="layout" svg:width="1.822cm" svg:height="1.523cm" svg:x="4.814cm" svg:y="10.287cm">
          <draw:text-box>
            <text:p><text:span text:style-name="T3">Medición media mala, a ojo</text:span></text:p>
          </draw:text-box>
        </draw:frame>
        <draw:frame draw:style-name="gr12" draw:text-style-name="P10" draw:layer="layout" svg:width="1.822cm" svg:height="2.159cm" svg:x="2.862cm" svg:y="10.287cm">
          <draw:text-box>
            <text:p><text:span text:style-name="T4">Por alguna extraña razón, midió 0 ppm.</text:span></text:p>
          </draw:text-box>
        </draw:frame>
        <draw:frame draw:style-name="gr13" draw:text-style-name="P11" draw:layer="layout" svg:width="1.692cm" svg:height="1.016cm" svg:x="6.766cm" svg:y="10.287cm">
          <draw:text-box>
            <text:p><text:span text:style-name="T5">Medición correcta.</text:span></text:p>
          </draw:text-box>
        </draw:frame>
        <draw:frame draw:style-name="gr14" draw:text-style-name="P11" draw:layer="layout" svg:width="1.822cm" svg:height="3.637cm" svg:x="8.718cm" svg:y="10.287cm">
          <draw:text-box>
            <text:p><text:span text:style-name="T5">Medición correcta. </text:span><text:span text:style-name="T6">1,2,3 midieron bien, el 4to midió 0ppm pero estaba despierta y lo medí aparte y los junté.</text:span></text:p>
          </draw:text-box>
        </draw:frame>
        <draw:frame draw:style-name="gr13" draw:text-style-name="P11" draw:layer="layout" svg:width="1.822cm" svg:height="1.016cm" svg:x="10.67cm" svg:y="10.287cm">
          <draw:text-box>
            <text:p><text:span text:style-name="T5">Medición correcta.</text:span></text:p>
          </draw:text-box>
        </draw:frame>
        <draw:line draw:style-name="gr15" draw:text-style-name="P3" draw:layer="layout" svg:x1="8.588cm" svg:y1="5.588cm" svg:x2="8.588cm" svg:y2="12.7cm">
          <text:p/>
        </draw:line>
        <draw:frame draw:style-name="gr16" draw:text-style-name="P13" draw:layer="layout" svg:width="2.342cm" svg:height="1.115cm" svg:x="7.417cm" svg:y="8.664cm">
          <draw:text-box>
            <text:p text:style-name="P12"><text:span text:style-name="T7">20 h</text:span></text:p>
            <text:p text:style-name="P12"><text:span text:style-name="T7">Mudanza</text:span></text:p>
          </draw:text-box>
        </draw:frame>
        <draw:line draw:style-name="gr17" draw:text-style-name="P3" draw:layer="layout" svg:x1="1.821cm" svg:y1="7.366cm" svg:x2="1.821cm" svg:y2="9.017cm">
          <text:p/>
        </draw:line>
        <draw:frame draw:style-name="gr18" draw:text-style-name="P14" draw:layer="layout" svg:width="1.692cm" svg:height="1.275cm" svg:x="0.91cm" svg:y="6.096cm">
          <draw:text-box>
            <text:p><text:span text:style-name="T8">23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8.718cm" svg:y="6.223cm">
          <draw:text-box>
            <text:p><text:span text:style-name="T8">24/03</text:span></text:p>
            <text:p><text:span text:style-name="T8">00 hs</text:span></text:p>
          </draw:text-box>
        </draw:frame>
        <draw:line draw:style-name="gr17" draw:text-style-name="P3" draw:layer="layout" svg:x1="9.628cm" svg:y1="7.493cm" svg:x2="9.628cm" svg:y2="8.89cm">
          <text:p/>
        </draw:line>
        <draw:measure draw:style-name="gr19" draw:text-style-name="P15" draw:layer="layout" svg:x1="0.65cm" svg:y1="6.35cm" svg:x2="8.588cm" svg:y2="6.334cm">
          <text:p text:style-name="P15"><text:measure text:kind="gap"/></text:p>
        </draw:measure>
        <draw:measure draw:style-name="gr19" draw:text-style-name="P15" draw:layer="layout" svg:x1="8.588cm" svg:y1="6.334cm" svg:x2="16.395cm" svg:y2="6.35cm">
          <text:p text:style-name="P15"><text:measure text:kind="gap"/></text:p>
        </draw:measure>
        <draw:frame draw:style-name="gr20" draw:text-style-name="P16" draw:layer="layout" svg:width="26.935cm" svg:height="0.853cm" svg:x="3.513cm" svg:y="4.953cm">
          <draw:text-box>
            <text:p><text:span text:style-name="T9">Día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4</text:span></text:p>
          </draw:text-box>
        </draw:frame>
        <draw:measure draw:style-name="gr19" draw:text-style-name="P15" draw:layer="layout" svg:x1="16.397cm" svg:y1="6.35cm" svg:x2="24.335cm" svg:y2="6.334cm">
          <text:p text:style-name="P15"><text:measure text:kind="gap"/></text:p>
        </draw:measure>
        <draw:frame draw:style-name="gr21" draw:text-style-name="P17" draw:layer="layout" svg:width="5.075cm" svg:height="0.801cm" svg:x="3.383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1" draw:text-style-name="P17" draw:layer="layout" svg:width="5.075cm" svg:height="0.801cm" svg:x="11.19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2" draw:text-style-name="P19" draw:layer="layout" svg:width="13.41cm" svg:height="0.526cm" svg:x="18.997cm" svg:y="7.493cm">
          <draw:text-box>
            <text:p text:style-name="P18"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text:span text:style-name="T11"><text:tab/></text:span><text:span text:style-name="T11"><text:tab/></text:span><text:span text:style-name="T11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18" draw:text-style-name="P14" draw:layer="layout" svg:width="1.692cm" svg:height="1.275cm" svg:x="16.785cm" svg:y="6.35cm">
          <draw:text-box>
            <text:p><text:span text:style-name="T8">25/03</text:span></text:p>
            <text:p><text:span text:style-name="T8">00 hs</text:span></text:p>
          </draw:text-box>
        </draw:frame>
        <draw:line draw:style-name="gr17" draw:text-style-name="P3" draw:layer="layout" svg:x1="17.436cm" svg:y1="7.62cm" svg:x2="17.436cm" svg:y2="8.89cm">
          <text:p/>
        </draw:line>
        <draw:frame draw:style-name="gr23" draw:text-style-name="P11" draw:layer="layout" svg:width="1.822cm" svg:height="1.205cm" svg:x="14.573cm" svg:y="10.289cm">
          <draw:text-box>
            <text:p><text:span text:style-name="T5">Medición correcta y hermosa.</text:span></text:p>
          </draw:text-box>
        </draw:frame>
        <draw:frame draw:style-name="gr12" draw:text-style-name="P10" draw:layer="layout" svg:width="1.822cm" svg:height="2.159cm" svg:x="12.621cm" svg:y="10.287cm">
          <draw:text-box>
            <text:p><text:span text:style-name="T4">Se me apagó la compu en medio de la medición</text:span></text:p>
          </draw:text-box>
        </draw:frame>
        <draw:line draw:style-name="gr24" draw:text-style-name="P3" draw:layer="layout" svg:x1="12.491cm" svg:y1="10.033cm" svg:x2="12.491cm" svg:y2="14.351cm">
          <text:p/>
        </draw:line>
        <draw:frame draw:style-name="gr25" draw:text-style-name="P20" draw:layer="layout" svg:width="2.472cm" svg:height="0.963cm" svg:x="11.32cm" svg:y="14.023cm">
          <draw:text-box>
            <text:p text:style-name="P12"><text:span text:style-name="T1">10 am</text:span></text:p>
            <text:p text:style-name="P12"><text:span text:style-name="T1">Riego y fotos</text:span></text:p>
          </draw:text-box>
        </draw:frame>
        <draw:frame draw:style-name="gr26" draw:text-style-name="P21" draw:layer="layout" svg:width="1.041cm" svg:height="0.635cm" svg:x="1.171cm" svg:y="11.811cm">
          <draw:text-box>
            <text:p><text:span text:style-name="T12">(1)</text:span></text:p>
          </draw:text-box>
        </draw:frame>
        <draw:frame draw:style-name="gr26" draw:text-style-name="P21" draw:layer="layout" svg:width="1.041cm" svg:height="0.635cm" svg:x="5.204cm" svg:y="11.938cm">
          <draw:text-box>
            <text:p><text:span text:style-name="T12">(2)</text:span></text:p>
          </draw:text-box>
        </draw:frame>
        <draw:frame draw:style-name="gr27" draw:text-style-name="P21" draw:layer="layout" svg:width="0.781cm" svg:height="0.727cm" svg:x="7.156cm" svg:y="11.557cm">
          <draw:text-box>
            <text:p><text:span text:style-name="T12">(3)</text:span></text:p>
          </draw:text-box>
        </draw:frame>
        <draw:frame draw:style-name="gr27" draw:text-style-name="P21" draw:layer="layout" svg:width="0.781cm" svg:height="0.727cm" svg:x="9.238cm" svg:y="14.005cm">
          <draw:text-box>
            <text:p><text:span text:style-name="T12">(4)</text:span></text:p>
          </draw:text-box>
        </draw:frame>
        <draw:frame draw:style-name="gr27" draw:text-style-name="P21" draw:layer="layout" svg:width="0.781cm" svg:height="0.727cm" svg:x="11.06cm" svg:y="11.43cm">
          <draw:text-box>
            <text:p><text:span text:style-name="T12">(5)</text:span></text:p>
          </draw:text-box>
        </draw:frame>
        <draw:frame draw:style-name="gr28" draw:text-style-name="P21" draw:layer="layout" svg:width="2.212cm" svg:height="1.201cm" svg:x="15.094cm" svg:y="11.592cm">
          <draw:text-box>
            <text:p><text:span text:style-name="T12">(6)</text:span></text:p>
            <text:p><text:span text:style-name="T13"><text:s text:c="8"/></text:span><text:span text:style-name="T13">21h</text:span></text:p>
          </draw:text-box>
        </draw:frame>
        <draw:frame draw:style-name="gr23" draw:text-style-name="P11" draw:layer="layout" svg:width="1.822cm" svg:height="1.205cm" svg:x="16.525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18.477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15.484cm" svg:y="12.319cm">
          <draw:text-box>
            <text:p><text:span text:style-name="T5">Medición correcta y hermosa.</text:span></text:p>
          </draw:text-box>
        </draw:frame>
        <draw:frame draw:style-name="gr27" draw:text-style-name="P21" draw:layer="layout" svg:width="0.781cm" svg:height="0.727cm" svg:x="16.005cm" svg:y="13.46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8.737cm" svg:y="11.59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6.785cm" svg:y="11.592cm">
          <draw:text-box>
            <text:p><text:span text:style-name="T12">(6)</text:span></text:p>
          </draw:text-box>
        </draw:frame>
        <draw:line draw:style-name="gr29" draw:text-style-name="P3" draw:layer="layout" svg:x1="1.821cm" svg:y1="9.906cm" svg:x2="1.821cm" svg:y2="9.017cm">
          <text:p/>
        </draw:line>
        <draw:line draw:style-name="gr29" draw:text-style-name="P3" draw:layer="layout" svg:x1="5.725cm" svg:y1="9.906cm" svg:x2="5.725cm" svg:y2="9.017cm">
          <text:p/>
        </draw:line>
        <draw:line draw:style-name="gr29" draw:text-style-name="P3" draw:layer="layout" svg:x1="11.58cm" svg:y1="9.906cm" svg:x2="11.58cm" svg:y2="9.017cm">
          <text:p/>
        </draw:line>
        <draw:line draw:style-name="gr29" draw:text-style-name="P3" draw:layer="layout" svg:x1="9.629cm" svg:y1="9.906cm" svg:x2="9.629cm" svg:y2="9.017cm">
          <text:p/>
        </draw:line>
        <draw:line draw:style-name="gr30" draw:text-style-name="P3" draw:layer="layout" svg:x1="7.547cm" svg:y1="9.906cm" svg:x2="7.547cm" svg:y2="9.017cm">
          <text:p/>
        </draw:line>
        <draw:line draw:style-name="gr31" draw:text-style-name="P3" draw:layer="layout" svg:x1="15.484cm" svg:y1="9.906cm" svg:x2="15.484cm" svg:y2="9.017cm">
          <text:p/>
        </draw:line>
        <draw:line draw:style-name="gr31" draw:text-style-name="P3" draw:layer="layout" svg:x1="17.436cm" svg:y1="9.906cm" svg:x2="17.436cm" svg:y2="9.017cm">
          <text:p/>
        </draw:line>
        <draw:line draw:style-name="gr31" draw:text-style-name="P3" draw:layer="layout" svg:x1="19.388cm" svg:y1="9.906cm" svg:x2="19.388cm" svg:y2="9.017cm">
          <text:p/>
        </draw:line>
        <draw:frame draw:style-name="gr23" draw:text-style-name="P11" draw:layer="layout" svg:width="1.822cm" svg:height="1.205cm" svg:x="20.429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2.381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4.332cm" svg:y="10.287cm">
          <draw:text-box>
            <text:p><text:span text:style-name="T5">Medición correcta y hermosa.</text:span></text:p>
          </draw:text-box>
        </draw:frame>
        <draw:frame draw:style-name="gr18" draw:text-style-name="P14" draw:layer="layout" svg:width="1.692cm" svg:height="1.275cm" svg:x="24.477cm" svg:y="6.42cm">
          <draw:text-box>
            <text:p><text:span text:style-name="T8">26/03</text:span></text:p>
            <text:p><text:span text:style-name="T8">00 hs</text:span></text:p>
          </draw:text-box>
        </draw:frame>
        <draw:line draw:style-name="gr32" draw:text-style-name="P3" draw:layer="layout" svg:x1="25.243cm" svg:y1="7.493cm" svg:x2="25.243cm" svg:y2="8.763cm">
          <text:p/>
        </draw:line>
        <draw:frame draw:style-name="gr33" draw:text-style-name="P22" draw:layer="layout" svg:width="12.101cm" svg:height="0.727cm" svg:x="20.819cm" svg:y="11.592cm">
          <draw:text-box>
            <text:p text:style-name="P18"><text:span text:style-name="T14">(7)</text:span><text:span text:style-name="T14"><text:tab/></text:span><text:span text:style-name="T14"> <text:s text:c="10"/>(7)</text:span><text:span text:style-name="T14"><text:tab/></text:span><text:span text:style-name="T14"><text:tab/></text:span><text:span text:style-name="T14">(7)</text:span><text:span text:style-name="T14"><text:tab/></text:span><text:span text:style-name="T14"> <text:s text:c="11"/>(7)</text:span><text:span text:style-name="T14"><text:tab/></text:span><text:span text:style-name="T14"> <text:s text:c="9"/></text:span><text:span text:style-name="T14"><text:tab/></text:span><text:span text:style-name="T14"> (7)</text:span><text:span text:style-name="T14"><text:tab/></text:span><text:span text:style-name="T14"> <text:s text:c="13"/></text:span><text:span text:style-name="T12">(8)</text:span></text:p>
          </draw:text-box>
        </draw:frame>
        <draw:frame draw:style-name="gr23" draw:text-style-name="P11" draw:layer="layout" svg:width="1.822cm" svg:height="1.205cm" svg:x="26.284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8.366cm" svg:y="10.287cm">
          <draw:text-box>
            <text:p><text:span text:style-name="T5">Medición correcta y hermosa.</text:span></text:p>
          </draw:text-box>
        </draw:frame>
        <draw:frame draw:style-name="gr23" draw:text-style-name="P11" draw:layer="layout" svg:width="1.822cm" svg:height="1.205cm" svg:x="23.291cm" svg:y="12.384cm">
          <draw:text-box>
            <text:p><text:span text:style-name="T5">Medición correcta y hermosa.</text:span></text:p>
          </draw:text-box>
        </draw:frame>
        <draw:custom-shape draw:style-name="gr8" draw:text-style-name="P7" draw:layer="layout" svg:width="0.26cm" svg:height="0.254cm" svg:x="27.06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9.01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96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0.058cm" svg:y1="7.874cm" svg:x2="30.058cm" svg:y2="8.382cm">
          <text:p/>
        </draw:line>
        <draw:frame draw:style-name="gr34" draw:text-style-name="P23" draw:layer="layout" svg:width="1.431cm" svg:height="0.635cm" svg:x="23.552cm" svg:y="11.938cm">
          <draw:text-box>
            <text:p text:style-name="P18"><text:span text:style-name="T13">20.30</text:span></text:p>
          </draw:text-box>
        </draw:frame>
        <draw:frame draw:style-name="gr27" draw:text-style-name="P21" draw:layer="layout" svg:width="0.781cm" svg:height="0.727cm" svg:x="23.812cm" svg:y="13.589cm">
          <draw:text-box>
            <text:p><text:span text:style-name="T12">(7)</text:span></text:p>
          </draw:text-box>
        </draw:frame>
        <draw:line draw:style-name="gr31" draw:text-style-name="P3" draw:layer="layout" svg:x1="27.065cm" svg:y1="9.779cm" svg:x2="27.065cm" svg:y2="8.89cm">
          <text:p/>
        </draw:line>
        <draw:line draw:style-name="gr31" draw:text-style-name="P3" draw:layer="layout" svg:x1="29.147cm" svg:y1="9.779cm" svg:x2="29.147cm" svg:y2="8.89cm">
          <text:p/>
        </draw:line>
        <draw:line draw:style-name="gr30" draw:text-style-name="P3" draw:layer="layout" svg:x1="25.243cm" svg:y1="9.779cm" svg:x2="25.243cm" svg:y2="8.89cm">
          <text:p/>
        </draw:line>
        <draw:frame draw:style-name="gr27" draw:text-style-name="P21" draw:layer="layout" svg:width="0.781cm" svg:height="0.727cm" svg:x="20.169cm" svg:y="2.413cm">
          <draw:text-box>
            <text:p><text:span text:style-name="T12">(6)</text:span></text:p>
          </draw:text-box>
        </draw:frame>
        <draw:frame draw:style-name="gr9" draw:text-style-name="P8" draw:layer="layout" svg:width="8.328cm" svg:height="1.397cm" svg:x="20.689cm" svg:y="2.413cm">
          <draw:text-box>
            <text:p><text:span text:style-name="T2">Número de referencia en “NOTA”.</text:span></text:p>
            <text:p><text:span text:style-name="T1">Allí se especifica la carpeta, hora, estado de medición, etc.</text:span></text:p>
          </draw:text-box>
        </draw:frame>
        <draw:frame draw:style-name="gr25" draw:text-style-name="P2" draw:layer="layout" svg:width="31.242cm" svg:height="0.963cm" svg:x="1.27cm" svg:y="9.705cm">
          <draw:text-box>
            <text:p><text:span text:style-name="T15">00 h</text:span><text:span text:style-name="T15"><text:tab/></text:span><text:span text:style-name="T15"> <text:s text:c="5"/></text:span><text:span text:style-name="T16">06 h</text:span><text:span text:style-name="T16"><text:tab/></text:span><text:span text:style-name="T16"><text:tab/></text:span><text:span text:style-name="T1"> </text:span><text:span text:style-name="T15">11 h</text:span><text:span text:style-name="T15"><text:tab/></text:span><text:span text:style-name="T1"> <text:s text:c="7"/></text:span><text:span text:style-name="T13">15 h</text:span><text:span text:style-name="T13"><text:tab/></text:span><text:span text:style-name="T13"> <text:s text:c="2"/>2 h</text:span><text:span text:style-name="T13"><text:tab/></text:span><text:span text:style-name="T13"> <text:s text:c="5"/>6.30</text:span><text:span text:style-name="T13"><text:tab/></text:span><text:span text:style-name="T13"><text:tab/></text:span><text:span text:style-name="T13"><text:tab/></text:span><text:span text:style-name="T13"> <text:s text:c="9"/>17 h</text:span><text:span text:style-name="T13"><text:tab/></text:span><text:span text:style-name="T13"> <text:s text:c="2"/>01 h</text:span><text:span text:style-name="T13"><text:tab/></text:span><text:span text:style-name="T13"> <text:s text:c="12"/>5h</text:span><text:span text:style-name="T13"><text:tab/></text:span><text:span text:style-name="T13"> <text:s text:c="2"/>10.30h</text:span><text:span text:style-name="T13"><text:tab/></text:span><text:span text:style-name="T13"><text:tab/></text:span><text:span text:style-name="T13">15.30</text:span><text:span text:style-name="T13"><text:tab/></text:span><text:span text:style-name="T13"> <text:s text:c="4"/>01:30</text:span><text:span text:style-name="T13"><text:tab/></text:span><text:span text:style-name="T13"><text:tab/></text:span><text:span text:style-name="T13">6:30</text:span><text:span text:style-name="T13"><text:tab/></text:span><text:span text:style-name="T13"> <text:s text:c="7"/>11:30</text:span></text:p>
          </draw:text-box>
        </draw:frame>
        <draw:measure draw:style-name="gr19" draw:text-style-name="P15" draw:layer="layout" svg:x1="24.337cm" svg:y1="6.35cm" svg:x2="32.275cm" svg:y2="6.334cm">
          <text:p text:style-name="P15"><text:measure text:kind="gap"/></text:p>
        </draw:measure>
        <draw:frame draw:style-name="gr35" draw:text-style-name="P16" draw:layer="layout" svg:width="3.302cm" svg:height="0.725cm" svg:x="28.956cm" svg:y="14.007cm">
          <draw:text-box>
            <text:p><text:span text:style-name="T9">sigue --&gt;</text:span></text:p>
          </draw:text-box>
        </draw:frame>
        <draw:frame draw:style-name="gr36" draw:text-style-name="P24" draw:layer="layout" svg:width="2.032cm" svg:height="1.187cm" svg:x="29.718cm" svg:y="14.224cm">
          <draw:text-box>
            <text:p/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7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8/03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9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30/03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8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</text:span><text:span text:style-name="T13"><text:tab/></text:span><text:span text:style-name="T13"><text:tab/></text:span><text:span text:style-name="T13"> 06 h</text:span><text:span text:style-name="T15"><text:tab/></text:span><text:span text:style-name="T1"> <text:s text:c="7"/></text:span><text:span text:style-name="T13">12 h</text:span><text:span text:style-name="T13"><text:tab/></text:span><text:span text:style-name="T13"> <text:s text:c="2"/>18 h</text:span><text:span text:style-name="T13"><text:tab/></text:span><text:span text:style-name="T13"><text:tab/></text:span><text:span text:style-name="T13"><text:tab/></text:span><text:span text:style-name="T13"> <text:s text:c="4"/>8 h</text:span><text:span text:style-name="T13"><text:tab/></text:span><text:span text:style-name="T13"> <text:s text:c="9"/>14 h</text:span><text:span text:style-name="T13"><text:tab/></text:span><text:span text:style-name="T13"> <text:s text:c="2"/>20 h</text:span><text:span text:style-name="T13"><text:tab/></text:span><text:span text:style-name="T13"> <text:s text:c="12"/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14 h</text:span><text:span text:style-name="T13"><text:tab/></text:span><text:span text:style-name="T13"> <text:s text:c="5"/>20 h</text:span><text:span text:style-name="T13"><text:tab/></text:span><text:span text:style-name="T13"><text:tab/></text:span><text:span text:style-name="T13">02 h</text:span><text:span text:style-name="T13"><text:tab/></text:span><text:span text:style-name="T13"> <text:s text:c="7"/>08 h</text:span><text:span text:style-name="T13"><text:tab/></text:span><text:span text:style-name="T13"> <text:s text:c="3"/>14h</text:span></text:p>
          </draw:text-box>
        </draw:frame>
        <draw:frame draw:style-name="gr39" draw:text-style-name="P22" draw:layer="layout" svg:width="9.307cm" svg:height="0.727cm" svg:x="0.853cm" svg:y="7.401cm">
          <draw:text-box>
            <text:p text:style-name="P18"><text:span text:style-name="T14">(8)</text:span><text:span text:style-name="T14"><text:tab/></text:span><text:span text:style-name="T14"> <text:s text:c="10"/>(8)</text:span><text:span text:style-name="T14"><text:tab/></text:span><text:span text:style-name="T14"><text:tab/></text:span><text:span text:style-name="T14">(8)</text:span><text:span text:style-name="T14"><text:tab/></text:span><text:span text:style-name="T14"> <text:s text:c="11"/>(8)</text:span><text:span text:style-name="T14"><text:tab/></text:span><text:span text:style-name="T14"><text:tab/></text:span><text:span text:style-name="T14"> <text:s text:c="5"/>(8)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382cm" svg:y="6.35cm">
          <draw:text-box>
            <text:p><text:span text:style-name="T5">Medición correcta.</text:span></text:p>
          </draw:text-box>
        </draw:frame>
        <draw:frame draw:style-name="gr40" draw:text-style-name="P10" draw:layer="layout" svg:width="1.692cm" svg:height="1.523cm" svg:x="10.414cm" svg:y="6.35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41" draw:text-style-name="P22" draw:layer="layout" svg:width="19.05cm" svg:height="0.727cm" svg:x="12.7cm" svg:y="7.401cm">
          <draw:text-box>
            <text:p text:style-name="P18"><text:span text:style-name="T14">(9)</text:span><text:span text:style-name="T14"><text:tab/></text:span><text:span text:style-name="T14"> <text:s text:c="10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1"/>(10)</text:span><text:span text:style-name="T14"><text:tab/></text:span><text:span text:style-name="T14"> <text:s text:c="9"/></text:span><text:span text:style-name="T14"><text:tab/></text:span><text:span text:style-name="T14"> (10)</text:span><text:span text:style-name="T14"><text:tab/></text:span><text:span text:style-name="T14"> <text:s text:c="15"/>(10)</text:span><text:span text:style-name="T14"><text:tab/></text:span><text:span text:style-name="T14"> <text:s text:c="3"/>(10)</text:span><text:span text:style-name="T14"><text:tab/></text:span><text:span text:style-name="T14"> <text:s text:c="17"/>(10)</text:span><text:span text:style-name="T14"><text:tab/></text:span><text:span text:style-name="T14"> <text:s text:c="6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0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9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972cm" svg:y="6.38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31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3/04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7">20 h</text:span><text:span text:style-name="T17"><text:tab/></text:span><text:span text:style-name="T17"> <text:s text:c="5"/>02 h</text:span><text:span text:style-name="T17"><text:tab/></text:span><text:span text:style-name="T17"><text:tab/></text:span><text:span text:style-name="T17"> 08 h</text:span><text:span text:style-name="T17"><text:tab/></text:span><text:span text:style-name="T17"> <text:s text:c="7"/>14 h</text:span><text:span text:style-name="T17"><text:tab/></text:span><text:span text:style-name="T17"> <text:s text:c="2"/>20 h</text:span><text:span text:style-name="T17"><text:tab/></text:span><text:span text:style-name="T13"><text:tab/></text:span><text:span text:style-name="T13">02h</text:span><text:span text:style-name="T13"><text:tab/></text:span><text:span text:style-name="T13"> <text:s text:c="4"/>8 h</text:span><text:span text:style-name="T13"><text:tab/></text:span><text:span text:style-name="T13"> <text:s text:c="9"/>14 h</text:span><text:span text:style-name="T13"><text:tab/></text:span><text:span text:style-name="T13"> <text:s text:c="2"/>20 h</text:span><text:span text:style-name="T13"><text:tab/></text:span><text:span text:style-name="T13"> <text:s text:c="12"/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<text:tab/></text:span><text:span text:style-name="T13"> <text:s text:c="5"/>16.30 h</text:span><text:span text:style-name="T13"><text:tab/></text:span><text:span text:style-name="T13">23.30</text:span><text:span text:style-name="T13"><text:tab/></text:span><text:span text:style-name="T13"><text:tab/></text:span><text:span text:style-name="T13"> <text:s/></text:span><text:span text:style-name="T13"><text:tab/></text:span><text:span text:style-name="T13">13.30h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43" draw:text-style-name="P22" draw:layer="layout" svg:width="20.828cm" svg:height="0.727cm" svg:x="10.922cm" svg:y="7.401cm">
          <draw:text-box>
            <text:p text:style-name="P18"><text:span text:style-name="T14">(11)</text:span><text:span text:style-name="T14"><text:tab/></text:span><text:span text:style-name="T14"> <text:s text:c="10"/>(11)</text:span><text:span text:style-name="T14"><text:tab/></text:span><text:span text:style-name="T14"><text:tab/></text:span><text:span text:style-name="T14">(11)</text:span><text:span text:style-name="T14"><text:tab/></text:span><text:span text:style-name="T14"> <text:s text:c="11"/>(11)</text:span><text:span text:style-name="T14"><text:tab/></text:span><text:span text:style-name="T14"> <text:s text:c="9"/></text:span><text:span text:style-name="T14"><text:tab/></text:span><text:span text:style-name="T14"> (11) <text:s text:c="25"/>(11)</text:span><text:span text:style-name="T14"><text:tab/></text:span><text:span text:style-name="T14"><text:tab/></text:span><text:span text:style-name="T14"><text:tab/></text:span><text:span text:style-name="T14"> <text:s text:c="11"/>(12) <text:s text:c="2"/></text:span><text:span text:style-name="T14"><text:tab/></text:span><text:span text:style-name="T14">(13)</text:span><text:span text:style-name="T14"><text:tab/></text:span><text:span text:style-name="T14"><text:tab/></text:span><text:span text:style-name="T14"><text:tab/></text:span><text:span text:style-name="T14"> <text:s text:c="6"/>(14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correcta.</text:span></text:p>
          </draw:text-box>
        </draw:frame>
        <draw:frame draw:style-name="gr44" draw:text-style-name="P10" draw:layer="layout" svg:width="1.692cm" svg:height="1.016cm" svg:x="22.098cm" svg:y="6.35cm">
          <draw:text-box>
            <text:p><text:span text:style-name="T4">Medición perdid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972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6.35cm" svg:y="6.35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4.318cm" svg:y="6.351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.286cm" svg:y="6.351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0.254cm" svg:y="6.351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8.382cm" svg:y="6.351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46" draw:text-style-name="P10" draw:layer="layout" svg:width="1.692cm" svg:height="2.159cm" svg:x="28.026cm" svg:y="6.35cm">
          <draw:text-box>
            <text:p><text:span text:style-name="T4">Medición perdida. Marcó 0ppm en la última línea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1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00.30 h</text:span><text:span text:style-name="T17"><text:tab/></text:span><text:span text:style-name="T17"> 6.30</text:span><text:span text:style-name="T17"><text:tab/></text:span><text:span text:style-name="T17"> <text:s text:c="7"/></text:span><text:span text:style-name="T13">12.30</text:span><text:span text:style-name="T13"><text:tab/></text:span><text:span text:style-name="T13"> <text:s text:c="2"/>18.30 h <text:s text:c="7"/>00.30 h</text:span><text:span text:style-name="T13"><text:tab/></text:span><text:span text:style-name="T13"> <text:s/>06.30h</text:span><text:span text:style-name="T13"><text:tab/></text:span><text:span text:style-name="T13"> <text:s text:c="9"/>12.30 h</text:span><text:span text:style-name="T13"><text:tab/></text:span><text:span text:style-name="T13"> <text:s text:c="3"/>18.30 h <text:s text:c="7"/>23.30 h</text:span><text:span text:style-name="T13"><text:tab/></text:span><text:span text:style-name="T13"> <text:s/>05.30 h</text:span><text:span text:style-name="T13"><text:tab/></text:span><text:span text:style-name="T13"> <text:s text:c="10"/>11.30h</text:span><text:span text:style-name="T13"><text:tab/></text:span><text:span text:style-name="T13"> <text:s text:c="3"/>17.30</text:span><text:span text:style-name="T13"><text:tab/></text:span><text:span text:style-name="T13"><text:tab/></text:span><text:span text:style-name="T13">23.30</text:span><text:span text:style-name="T13"><text:tab/></text:span><text:span text:style-name="T13"> <text:s text:c="4"/>05.30</text:span><text:span text:style-name="T13"><text:tab/></text:span><text:span text:style-name="T13"><text:tab/></text:span><text:span text:style-name="T13">11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48" draw:text-style-name="P22" draw:layer="layout" svg:width="30.988cm" svg:height="0.727cm" svg:x="0.762cm" svg:y="7.401cm">
          <draw:text-box>
            <text:p text:style-name="P18"><text:span text:style-name="T14">(15)</text:span><text:span text:style-name="T14"><text:tab/></text:span><text:span text:style-name="T14"> <text:s text:c="10"/>(15)</text:span><text:span text:style-name="T14"><text:tab/></text:span><text:span text:style-name="T14"><text:tab/></text:span><text:span text:style-name="T14"><text:tab/></text:span><text:span text:style-name="T14"> <text:s text:c="14"/>(16)</text:span><text:span text:style-name="T14"><text:tab/></text:span><text:span text:style-name="T14"> <text:s text:c="7"/>(16)</text:span><text:span text:style-name="T14"><text:tab/></text:span><text:span text:style-name="T14"> <text:s text:c="9"/></text:span><text:span text:style-name="T14"><text:tab/></text:span><text:span text:style-name="T14">(16) <text:s text:c="22"/>(16)</text:span><text:span text:style-name="T14"><text:tab/></text:span><text:span text:style-name="T14"><text:tab/></text:span><text:span text:style-name="T14">(16)</text:span><text:span text:style-name="T14"><text:tab/></text:span><text:span text:style-name="T14"> <text:s text:c="8"/>(16)</text:span><text:span text:style-name="T14"><text:tab/></text:span><text:span text:style-name="T14"><text:tab/></text:span><text:span text:style-name="T18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medición, marcó 0ppm</text:span></text:p>
          </draw:text-box>
        </draw:frame>
        <draw:frame draw:style-name="gr49" draw:text-style-name="P27" draw:layer="layout" svg:width="1.778cm" svg:height="3.431cm" svg:x="3.556cm" svg:y="8.382cm">
          <draw:text-box>
            <text:p><text:span text:style-name="T19">Falló la 4ta línea, marcó 0ppm, pero dejé las demás igual. Sino SACAR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8"/></text:span><text:span text:style-name="T20">03.30 </text:span><text:span text:style-name="T13"><text:tab/></text:span><text:span text:style-name="T13"> <text:s text:c="4"/></text:span></text:p>
          </draw:text-box>
        </draw:frame>
        <draw:frame draw:style-name="gr26" draw:text-style-name="P21" draw:layer="layout" svg:width="1.041cm" svg:height="0.635cm" svg:x="1.778cm" svg:y="9.398cm">
          <draw:text-box>
            <text:p><text:span text:style-name="T12">(15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50" draw:text-style-name="P28" draw:layer="layout" svg:width="24.892cm" svg:height="0.963cm" svg:x="7.72cm" svg:y="7.874cm">
          <draw:text-box>
            <text:p text:style-name="P18"><text:span text:style-name="T13">15.30 h</text:span><text:span text:style-name="T13"><text:tab/></text:span><text:span text:style-name="T13"> <text:s text:c="7"/>21.30 h <text:s text:c="10"/>03.30 h <text:s text:c="8"/>09:30 h</text:span><text:span text:style-name="T13"><text:tab/></text:span><text:span text:style-name="T13"> <text:s/>15:30 h</text:span><text:span text:style-name="T13"><text:tab/></text:span><text:span text:style-name="T13"><text:tab/></text:span><text:span text:style-name="T13"><text:tab/></text:span><text:span text:style-name="T13">02.30</text:span><text:span text:style-name="T13"><text:tab/></text:span><text:span text:style-name="T13"> <text:s text:c="10"/>08.30</text:span><text:span text:style-name="T13"><text:tab/></text:span><text:span text:style-name="T13">14.30</text:span><text:span text:style-name="T13"><text:tab/></text:span><text:span text:style-name="T13"> <text:s text:c="6"/>20.30</text:span><text:span text:style-name="T13"><text:tab/></text:span><text:span text:style-name="T13">02.30</text:span><text:span text:style-name="T13"><text:tab/></text:span><text:span text:style-name="T13"><text:tab/></text:span><text:span text:style-name="T13">08.30</text:span><text:span text:style-name="T13"><text:tab/></text:span><text:span text:style-name="T13"> <text:s/>14.30</text:span></text:p>
          </draw:text-box>
        </draw:frame>
        <draw:frame draw:style-name="gr51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6)</text:span><text:span text:style-name="T14"><text:tab/></text:span><text:span text:style-name="T14"> <text:s text:c="17"/>(16)</text:span><text:span text:style-name="T14"><text:tab/></text:span><text:span text:style-name="T14"> <text:s text:c="9"/>(16) <text:s text:c="22"/>(16)</text:span><text:span text:style-name="T14"><text:tab/></text:span><text:span text:style-name="T14"> <text:s text:c="7"/>(16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6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734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8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9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0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1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1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19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.30 h</text:span><text:span text:style-name="T13"><text:tab/></text:span><text:span text:style-name="T13"> <text:s text:c="5"/>00.30 h</text:span><text:span text:style-name="T17"><text:tab/></text:span><text:span text:style-name="T17"> </text:span><text:span text:style-name="T17"><text:tab/></text:span><text:span text:style-name="T17"> <text:s text:c="7"/></text:span><text:span text:style-name="T13">11.30</text:span><text:span text:style-name="T13"><text:tab/></text:span><text:span text:style-name="T13"> <text:s text:c="2"/>17.30 h <text:s text:c="7"/>23.30 h</text:span><text:span text:style-name="T13"><text:tab/></text:span><text:span text:style-name="T13"> <text:s/>05.30h</text:span><text:span text:style-name="T13"><text:tab/></text:span><text:span text:style-name="T13"> <text:s text:c="9"/>11.30 h</text:span><text:span text:style-name="T13"><text:tab/></text:span><text:span text:style-name="T13"> <text:s text:c="3"/>17.30 h <text:s text:c="7"/></text:span><text:span text:style-name="T13"><text:tab/></text:span><text:span text:style-name="T13"><text:tab/></text:span><text:span text:style-name="T13"> <text:s/>06.30 h</text:span><text:span text:style-name="T13"><text:tab/></text:span><text:span text:style-name="T13"> <text:s text:c="10"/>12.30h</text:span><text:span text:style-name="T13"><text:tab/></text:span><text:span text:style-name="T13"> <text:s text:c="3"/>20.30</text:span><text:span text:style-name="T13"><text:tab/></text:span><text:span text:style-name="T13"><text:tab/></text:span><text:span text:style-name="T13">00</text:span><text:span text:style-name="T13"><text:tab/></text:span><text:span text:style-name="T13"> <text:s text:c="4"/>07.45</text:span><text:span text:style-name="T13"><text:tab/></text:span><text:span text:style-name="T13"><text:tab/></text:span><text:span text:style-name="T13">13.45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52" draw:text-style-name="P22" draw:layer="layout" svg:width="30.988cm" svg:height="0.727cm" svg:x="0.762cm" svg:y="7.401cm">
          <draw:text-box>
            <text:p text:style-name="P18"><text:span text:style-name="T14">(17)</text:span><text:span text:style-name="T14"><text:tab/></text:span><text:span text:style-name="T14"> <text:s text:c="10"/>(18)</text:span><text:span text:style-name="T14"><text:tab/></text:span><text:span text:style-name="T14"><text:tab/></text:span><text:span text:style-name="T14"><text:tab/></text:span><text:span text:style-name="T14"> <text:s text:c="14"/></text:span><text:span text:style-name="T18">(19)</text:span><text:span text:style-name="T14"><text:tab/></text:span><text:span text:style-name="T14"> <text:s text:c="7"/>(19)</text:span><text:span text:style-name="T14"><text:tab/></text:span><text:span text:style-name="T14"> <text:s text:c="9"/></text:span><text:span text:style-name="T14"><text:tab/></text:span><text:span text:style-name="T14">(19) <text:s text:c="22"/>(19)</text:span><text:span text:style-name="T14"><text:tab/></text:span><text:span text:style-name="T14"><text:tab/></text:span><text:span text:style-name="T14">(19)</text:span><text:span text:style-name="T14"><text:tab/></text:span><text:span text:style-name="T14"> <text:s text:c="8"/>(19)</text:span><text:span text:style-name="T14"><text:tab/></text:span><text:span text:style-name="T14"><text:tab/></text:span><text:span text:style-name="T14"><text:tab/></text:span><text:span text:style-name="T14"> <text:s text:c="5"/>(20)</text:span><text:span text:style-name="T14"><text:tab/></text:span><text:span text:style-name="T14"><text:tab/></text:span><text:span text:style-name="T14">(20)</text:span><text:span text:style-name="T14"><text:tab/></text:span><text:span text:style-name="T14"> <text:s text:c="8"/>(20)</text:span><text:span text:style-name="T14"><text:tab/></text:span><text:span text:style-name="T14"><text:tab/></text:span><text:span text:style-name="T18"><text:tab/></text:span><text:span text:style-name="T18"> <text:s text:c="11"/>(21)</text:span><text:span text:style-name="T14"><text:tab/></text:span><text:span text:style-name="T14"><text:tab/></text:span><text:span text:style-name="T14">(21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26" draw:text-style-name="P29" draw:layer="layout" svg:width="1.041cm" svg:height="0.635cm" svg:x="1.778cm" svg:y="9.398cm">
          <draw:text-box>
            <text:p><text:span text:style-name="T21">(18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53" draw:text-style-name="P28" draw:layer="layout" svg:width="24.892cm" svg:height="0.963cm" svg:x="7.72cm" svg:y="7.874cm">
          <draw:text-box>
            <text:p text:style-name="P18"><text:span text:style-name="T13">14.30 h</text:span><text:span text:style-name="T13"><text:tab/></text:span><text:span text:style-name="T13"> <text:s text:c="7"/>20.30 h <text:s text:c="10"/>02.30 h <text:s text:c="8"/>08:30 h</text:span><text:span text:style-name="T13"><text:tab/></text:span><text:span text:style-name="T13"> <text:s/>14:30 h</text:span><text:span text:style-name="T13"><text:tab/></text:span><text:span text:style-name="T13"><text:tab/></text:span><text:span text:style-name="T13"><text:tab/></text:span><text:span text:style-name="T13">03.30</text:span><text:span text:style-name="T13"><text:tab/></text:span><text:span text:style-name="T13"> <text:s text:c="10"/>09.30</text:span><text:span text:style-name="T13"><text:tab/></text:span><text:span text:style-name="T13">15.30</text:span><text:span text:style-name="T13"><text:tab/></text:span><text:span text:style-name="T13"> <text:s text:c="6"/></text:span><text:span text:style-name="T13"><text:tab/></text:span><text:span text:style-name="T13"><text:tab/></text:span><text:span text:style-name="T13"> </text:span><text:span text:style-name="T13"><text:tab/></text:span><text:span text:style-name="T13"> <text:s text:c="9"/>10.45</text:span><text:span text:style-name="T13"><text:tab/></text:span><text:span text:style-name="T13"> <text:s/></text:span></text:p>
          </draw:text-box>
        </draw:frame>
        <draw:frame draw:style-name="gr54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9)</text:span><text:span text:style-name="T14"><text:tab/></text:span><text:span text:style-name="T14"> <text:s text:c="17"/>(19)</text:span><text:span text:style-name="T14"><text:tab/></text:span><text:span text:style-name="T14"> <text:s text:c="9"/>(19) <text:s text:c="22"/>(19)</text:span><text:span text:style-name="T14"><text:tab/></text:span><text:span text:style-name="T14"> <text:s text:c="7"/>(19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</text:span><text:span text:style-name="T18">(20)</text:span><text:span text:style-name="T14"><text:tab/></text:span><text:span text:style-name="T14"><text:tab/></text:span><text:span text:style-name="T14">(20)</text:span><text:span text:style-name="T14"><text:tab/></text:span><text:span text:style-name="T14"> <text:s text:c="6"/>(20)</text:span><text:span text:style-name="T14"><text:tab/></text:span><text:span text:style-name="T14"><text:tab/></text:span><text:span text:style-name="T14"><text:tab/></text:span><text:span text:style-name="T14"> <text:s text:c="3"/></text:span><text:span text:style-name="T14"><text:tab/></text:span><text:span text:style-name="T14"><text:tab/></text:span><text:span text:style-name="T14">(21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8.034cm" svg:y="6.35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5.654cm" svg:y="6.351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12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13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4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5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3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 </text:span><text:span text:style-name="T13"><text:tab/></text:span><text:span text:style-name="T13"><text:tab/></text:span><text:span text:style-name="T13">06 h</text:span><text:span text:style-name="T13"><text:tab/></text:span><text:span text:style-name="T17"> <text:s text:c="6"/>12</text:span><text:span text:style-name="T17"><text:tab/></text:span><text:span text:style-name="T13"><text:tab/></text:span><text:span text:style-name="T13"> <text:s text:c="2"/></text:span><text:span text:style-name="T13"><text:tab/></text:span><text:span text:style-name="T13"> <text:s text:c="7"/>23.10 h</text:span><text:span text:style-name="T13"><text:tab/></text:span><text:span text:style-name="T13"> <text:s/>06.10h</text:span><text:span text:style-name="T13"><text:tab/></text:span><text:span text:style-name="T13"> <text:s text:c="9"/>13 h</text:span><text:span text:style-name="T13"><text:tab/></text:span><text:span text:style-name="T13"> <text:s text:c="3"/>19 h</text:span><text:span text:style-name="T13"><text:tab/></text:span><text:span text:style-name="T13"><text:tab/></text:span><text:span text:style-name="T13">22.45 <text:s text:c="7"/>04.45</text:span><text:span text:style-name="T13"><text:tab/></text:span><text:span text:style-name="T13"><text:tab/></text:span><text:span text:style-name="T13">10.45 <text:s text:c="10"/>19h</text:span><text:span text:style-name="T13"><text:tab/></text:span><text:span text:style-name="T13"> <text:s text:c="3"/></text:span><text:span text:style-name="T13"><text:tab/></text:span><text:span text:style-name="T13">01h</text:span><text:span text:style-name="T13"><text:tab/></text:span><text:span text:style-name="T13"><text:tab/></text:span><text:span text:style-name="T13"> <text:s text:c="3"/></text:span><text:span text:style-name="T13"><text:tab/></text:span><text:span text:style-name="T13">11</text:span><text:span text:style-name="T13"><text:tab/></text:span><text:span text:style-name="T13"><text:tab/>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55" draw:text-style-name="P22" draw:layer="layout" svg:width="30.988cm" svg:height="0.727cm" svg:x="0.762cm" svg:y="7.401cm">
          <draw:text-box>
            <text:p text:style-name="P18"><text:span text:style-name="T14">(22)</text:span><text:span text:style-name="T14"><text:tab/></text:span><text:span text:style-name="T14"> <text:s text:c="10"/>(23)</text:span><text:span text:style-name="T14"><text:tab/></text:span><text:span text:style-name="T14"><text:tab/></text:span><text:span text:style-name="T14">(23)</text:span><text:span text:style-name="T14"><text:tab/></text:span><text:span text:style-name="T14"> <text:s text:c="14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 <text:s text:c="9"/></text:span><text:span text:style-name="T14"><text:tab/></text:span><text:span text:style-name="T14">(24) <text:s text:c="22"/>(24)</text:span><text:span text:style-name="T14"><text:tab/></text:span><text:span text:style-name="T14"><text:tab/></text:span><text:span text:style-name="T18">(25)</text:span><text:span text:style-name="T14"><text:tab/></text:span><text:span text:style-name="T14"> <text:s text:c="8"/>(25)</text:span><text:span text:style-name="T14"><text:tab/></text:span><text:span text:style-name="T14"><text:tab/></text:span><text:span text:style-name="T18">(26)</text:span><text:span text:style-name="T14"><text:tab/></text:span><text:span text:style-name="T14"> <text:s text:c="5"/>(26)</text:span><text:span text:style-name="T14"><text:tab/></text:span><text:span text:style-name="T14"><text:tab/></text:span><text:span text:style-name="T14">(26)</text:span><text:span text:style-name="T14"><text:tab/></text:span><text:span text:style-name="T14"> <text:s text:c="8"/>(27)</text:span><text:span text:style-name="T14"><text:tab/></text:span><text:span text:style-name="T14"><text:tab/></text:span><text:span text:style-name="T14">(27)</text:span><text:span text:style-name="T14"><text:tab/></text:span><text:span text:style-name="T14"><text:tab/></text:span><text:span text:style-name="T14"> <text:s text:c="20"/></text:span><text:span text:style-name="T18">(28)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08cm" svg:height="0.963cm" svg:x="2.032cm" svg:y="7.927cm">
          <draw:text-box>
            <text:p><text:span text:style-name="T13">21 h</text:span><text:span text:style-name="T13"><text:tab/></text:span><text:span text:style-name="T13"> <text:s text:c="4"/>03 h</text:span><text:span text:style-name="T13"><text:tab/></text:span><text:span text:style-name="T13"><text:tab/></text:span><text:span text:style-name="T13">09 h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27" draw:text-style-name="P29" draw:layer="layout" svg:width="5.334cm" svg:height="0.727cm" svg:x="1.778cm" svg:y="9.398cm">
          <draw:text-box>
            <text:p><text:span text:style-name="T21">(23)</text:span><text:span text:style-name="T21"><text:tab/></text:span><text:span text:style-name="T21"><text:tab/></text:span><text:span text:style-name="T21">(23)</text:span><text:span text:style-name="T21"><text:tab/></text:span><text:span text:style-name="T21">(23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56" draw:text-style-name="P28" draw:layer="layout" svg:width="24.892cm" svg:height="0.963cm" svg:x="7.72cm" svg:y="7.874cm">
          <draw:text-box>
            <text:p text:style-name="P18"><text:span text:style-name="T13"><text:tab/></text:span><text:span text:style-name="T13"> <text:s text:c="7"/></text:span><text:span text:style-name="T13">20.10 h <text:s text:c="10"/>03.10 h <text:s text:c="8"/>08:30 h</text:span><text:span text:style-name="T13"><text:tab/></text:span><text:span text:style-name="T13"> <text:s/>16 h</text:span><text:span text:style-name="T13"><text:tab/></text:span><text:span text:style-name="T13"> <text:s text:c="7"/></text:span><text:span text:style-name="T13"><text:tab/></text:span><text:span text:style-name="T13"><text:tab/></text:span><text:span text:style-name="T13">01.45</text:span><text:span text:style-name="T13"><text:tab/></text:span><text:span text:style-name="T13"> <text:s text:c="10"/>07.45</text:span><text:span text:style-name="T13"><text:tab/></text:span><text:span text:style-name="T13"> <text:s/>16</text:span><text:span text:style-name="T13"><text:tab/></text:span><text:span text:style-name="T13"> <text:s text:c="6"/></text:span><text:span text:style-name="T13"><text:tab/></text:span><text:span text:style-name="T13">22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3">14</text:span></text:p>
          </draw:text-box>
        </draw:frame>
        <draw:frame draw:style-name="gr57" draw:text-style-name="P22" draw:layer="layout" svg:width="30.988cm" svg:height="0.727cm" svg:x="7.62cm" svg:y="9.433cm">
          <draw:text-box>
            <text:p text:style-name="P18"><text:span text:style-name="T14"><text:s text:c="4"/></text:span><text:span text:style-name="T14"><text:tab/></text:span><text:span text:style-name="T14"> <text:s text:c="17"/></text:span><text:span text:style-name="T14">(24)</text:span><text:span text:style-name="T14"><text:tab/></text:span><text:span text:style-name="T14"> <text:s text:c="9"/>(24) <text:s text:c="22"/>(24)</text:span><text:span text:style-name="T14"><text:tab/></text:span><text:span text:style-name="T14"> <text:s text:c="7"/>(25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26)</text:span><text:span text:style-name="T14"><text:tab/></text:span><text:span text:style-name="T14"><text:tab/></text:span><text:span text:style-name="T14">(26)</text:span><text:span text:style-name="T14"><text:tab/></text:span><text:span text:style-name="T14"> <text:s text:c="2"/></text:span><text:span text:style-name="T18"><text:s text:c="4"/>(27)</text:span><text:span text:style-name="T14"><text:tab/></text:span><text:span text:style-name="T14"><text:tab/></text:span><text:span text:style-name="T14">(27)</text:span><text:span text:style-name="T14"><text:tab/></text:span><text:span text:style-name="T14"><text:tab/></text:span><text:span text:style-name="T14"><text:tab/></text:span><text:span text:style-name="T14"> <text:s text:c="10"/></text:span><text:span text:style-name="T14"><text:tab/></text:span><text:span text:style-name="T14">(28)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89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6.35cm" svg:y="6.35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8.382cm" svg:y="6.35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7.686cm" svg:y="6.35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16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17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8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9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7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 h</text:span><text:span text:style-name="T13"><text:tab/></text:span><text:span text:style-name="T13"> <text:s text:c="5"/>23 h </text:span><text:span text:style-name="T13"><text:tab/></text:span><text:span text:style-name="T13"><text:tab/></text:span><text:span text:style-name="T13">05 h</text:span><text:span text:style-name="T13"><text:tab/></text:span><text:span text:style-name="T17"> <text:s text:c="6"/></text:span><text:span text:style-name="T13">11</text:span><text:span text:style-name="T17"><text:tab/></text:span><text:span text:style-name="T13"><text:tab/></text:span><text:span text:style-name="T13"> <text:s text:c="2"/>17h</text:span><text:span text:style-name="T13"><text:tab/></text:span><text:span text:style-name="T13"> <text:s text:c="7"/>23 h</text:span><text:span text:style-name="T13"><text:tab/></text:span><text:span text:style-name="T13"> <text:s/>05h</text:span><text:span text:style-name="T13"><text:tab/></text:span><text:span text:style-name="T13"> <text:s text:c="9"/>11 h</text:span><text:span text:style-name="T13"><text:tab/></text:span><text:span text:style-name="T13"> <text:s text:c="3"/>17 h</text:span><text:span text:style-name="T13"><text:tab/></text:span><text:span text:style-name="T13"><text:tab/></text:span><text:span text:style-name="T13"> <text:s text:c="6"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00.30</text:span><text:span text:style-name="T13"><text:tab/></text:span><text:span text:style-name="T13"> <text:s text:c="4"/>06.30</text:span><text:span text:style-name="T13"><text:tab/></text:span><text:span text:style-name="T13"><text:tab/></text:span><text:span text:style-name="T13">12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58" draw:text-style-name="P22" draw:layer="layout" svg:width="30.988cm" svg:height="0.727cm" svg:x="0.762cm" svg:y="7.401cm">
          <draw:text-box>
            <text:p text:style-name="P18"><text:span text:style-name="T14">(28)</text:span><text:span text:style-name="T14"><text:tab/></text:span><text:span text:style-name="T14"> <text:s text:c="10"/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6"/>(28)</text:span><text:span text:style-name="T14"><text:tab/></text:span><text:span text:style-name="T14"> <text:s text:c="10"/></text:span><text:span text:style-name="T14"><text:tab/></text:span><text:span text:style-name="T14"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5"/>(28)</text:span><text:span text:style-name="T14"><text:tab/></text:span><text:span text:style-name="T14"> <text:s text:c="14"/>(28)</text:span><text:span text:style-name="T14"><text:tab/></text:span><text:span text:style-name="T14"> <text:s text:c="3"/>(28) <text:s text:c="12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 <text:s text:c="9"/></text:span><text:span text:style-name="T14"><text:tab/></text:span><text:span text:style-name="T14"><text:tab/></text:span><text:span text:style-name="T14"><text:tab/></text:span><text:span text:style-name="T14"><text:tab/></text:span><text:span text:style-name="T18">(29)</text:span><text:span text:style-name="T14"><text:tab/></text:span><text:span text:style-name="T14"> <text:s text:c="8"/>(29)</text:span><text:span text:style-name="T14"><text:tab/></text:span><text:span text:style-name="T14"><text:tab/></text:span><text:span text:style-name="T14">(29)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08cm" svg:height="0.963cm" svg:x="2.032cm" svg:y="7.927cm">
          <draw:text-box>
            <text:p><text:span text:style-name="T13">20 h</text:span><text:span text:style-name="T13"><text:tab/></text:span><text:span text:style-name="T13"> <text:s text:c="4"/>02 h</text:span><text:span text:style-name="T13"><text:tab/></text:span><text:span text:style-name="T13"><text:tab/></text:span><text:span text:style-name="T13">08 h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59" draw:text-style-name="P30" draw:layer="layout" svg:width="16.764cm" svg:height="0.727cm" svg:x="2.032cm" svg:y="9.398cm">
          <draw:text-box>
            <text:p text:style-name="P18"><text:span text:style-name="T14">(28)</text:span><text:span text:style-name="T14"><text:tab/></text:span><text:span text:style-name="T14"> <text:s text:c="7"/>(28)</text:span><text:span text:style-name="T14"><text:tab/></text:span><text:span text:style-name="T14"><text:tab/></text:span><text:span text:style-name="T14">(28)</text:span><text:span text:style-name="T14"><text:tab/></text:span><text:span text:style-name="T14"> <text:s text:c="5"/>(28)</text:span><text:span text:style-name="T14"><text:tab/></text:span><text:span text:style-name="T14"> <text:s text:c="8"/></text:span><text:span text:style-name="T14"><text:tab/></text:span><text:span text:style-name="T14"> <text:s/>(28)</text:span><text:span text:style-name="T14"><text:tab/></text:span><text:span text:style-name="T14"><text:tab/></text:span><text:span text:style-name="T14">(28)</text:span><text:span text:style-name="T14"><text:tab/></text:span><text:span text:style-name="T14">(28)</text:span><text:span text:style-name="T14"><text:tab/></text:span><text:span text:style-name="T14"> <text:s text:c="10"/>(28)</text:span><text:span text:style-name="T14"><text:tab/></text:span><text:span text:style-name="T14"><text:tab/></text:span><text:span text:style-name="T14">(28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60" draw:text-style-name="P23" draw:layer="layout" svg:width="24.892cm" svg:height="0.963cm" svg:x="7.72cm" svg:y="7.874cm">
          <draw:text-box>
            <text:p text:style-name="P18"><text:span text:style-name="T13">14</text:span><text:span text:style-name="T13"><text:tab/></text:span><text:span text:style-name="T13"> <text:s text:c="7"/>20 h <text:s text:c="10"/></text:span><text:span text:style-name="T13"><text:tab/></text:span><text:span text:style-name="T13">02 h <text:s text:c="8"/></text:span><text:span text:style-name="T13"><text:tab/></text:span><text:span text:style-name="T13">08 h</text:span><text:span text:style-name="T13"><text:tab/></text:span><text:span text:style-name="T13"> <text:s/>14 h</text:span><text:span text:style-name="T13"><text:tab/></text:span><text:span text:style-name="T13"> <text:s text:c="9"/>20h <text:s text:c="5"/></text:span><text:span text:style-name="T13"><text:tab/></text:span><text:span text:style-name="T13"><text:tab/></text:span><text:span text:style-name="T13"><text:tab/></text:span><text:span text:style-name="T13"> <text:s text:c="6"/></text:span><text:span text:style-name="T13"><text:tab/></text:span><text:span text:style-name="T13"><text:tab/></text:span><text:span text:style-name="T13"> <text:s text:c="9"/>21.30</text:span><text:span text:style-name="T13"><text:tab/></text:span><text:span text:style-name="T13"> 03.30</text:span><text:span text:style-name="T13"><text:tab/></text:span><text:span text:style-name="T13"> <text:s text:c="4"/>09.30</text:span><text:span text:style-name="T13"><text:tab/></text:span><text:span text:style-name="T13"> <text:s text:c="10"/>15.30</text:span></text:p>
          </draw:text-box>
        </draw:frame>
        <draw:frame draw:style-name="gr61" draw:text-style-name="P22" draw:layer="layout" svg:width="6.604cm" svg:height="0.727cm" svg:x="25.146cm" svg:y="9.398cm">
          <draw:text-box>
            <text:p text:style-name="P18"><text:span text:style-name="T18">(29)</text:span><text:span text:style-name="T14"><text:tab/></text:span><text:span text:style-name="T14"> <text:s text:c="9"/>(29) <text:s text:c="22"/>(29)</text:span><text:span text:style-name="T14"><text:tab/></text:span><text:span text:style-name="T14"> <text:s text:c="7"/>(29)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7.78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6.18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2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19.812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1.844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3.876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5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366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0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23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2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00.30 h </text:span><text:span text:style-name="T13"><text:tab/></text:span><text:span text:style-name="T13">06.30 h</text:span><text:span text:style-name="T13"><text:tab/></text:span><text:span text:style-name="T17"> <text:s text:c="4"/></text:span><text:span text:style-name="T13"><text:s text:c="3"/></text:span><text:span text:style-name="T13"><text:tab/></text:span><text:span text:style-name="T13"> <text:s text:c="3"/></text:span><text:span text:style-name="T13"><text:tab/></text:span><text:span text:style-name="T13"><text:tab/></text:span><text:span text:style-name="T13"><text:tab/></text:span><text:span text:style-name="T13">00h</text:span><text:span text:style-name="T13"><text:tab/></text:span><text:span text:style-name="T13"> <text:s text:c="4"/>06h</text:span><text:span text:style-name="T13"><text:tab/></text:span><text:span text:style-name="T13"><text:tab/></text:span><text:span text:style-name="T13">11.40</text:span><text:span text:style-name="T13"><text:tab/></text:span><text:span text:style-name="T13">17.40</text:span><text:span text:style-name="T13"><text:tab/></text:span><text:span text:style-name="T13"> <text:s text:c="7"/>23.40</text:span><text:span text:style-name="T13"><text:tab/></text:span><text:span text:style-name="T13"><text:tab/></text:span><text:span text:style-name="T13"><text:tab/></text:span><text:span text:style-name="T13"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00.20</text:span><text:span text:style-name="T13"><text:tab/></text:span><text:span text:style-name="T13"> <text:s text:c="3"/>06.20</text:span><text:span text:style-name="T13"><text:tab/></text:span><text:span text:style-name="T13"><text:tab/></text:span><text:span text:style-name="T13">12.2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62" draw:text-style-name="P22" draw:layer="layout" svg:width="30.988cm" svg:height="0.727cm" svg:x="0.762cm" svg:y="7.401cm">
          <draw:text-box>
            <text:p text:style-name="P18"><text:span text:style-name="T14">(29)</text:span><text:span text:style-name="T14"><text:tab/></text:span><text:span text:style-name="T14"> <text:s text:c="10"/>(29)</text:span><text:span text:style-name="T14"><text:tab/></text:span><text:span text:style-name="T14"><text:tab/></text:span><text:span text:style-name="T14">(29)</text:span><text:span text:style-name="T14"><text:tab/></text:span><text:span text:style-name="T14"> <text:s text:c="6"/></text:span><text:span text:style-name="T14"><text:tab/></text:span><text:span text:style-name="T14"> <text:s text:c="10"/></text:span><text:span text:style-name="T14"><text:tab/></text:span><text:span text:style-name="T14"><text:tab/></text:span><text:span text:style-name="T14"><text:tab/></text:span><text:span text:style-name="T18">(30)</text:span><text:span text:style-name="T14"><text:tab/></text:span><text:span text:style-name="T14"> <text:s text:c="5"/>(30)</text:span><text:span text:style-name="T14"><text:tab/></text:span><text:span text:style-name="T14"> <text:s text:c="14"/>(</text:span><text:span text:style-name="T18">31</text:span><text:span text:style-name="T14">)</text:span><text:span text:style-name="T14"><text:tab/></text:span><text:span text:style-name="T14"> <text:s text:c="3"/>(31)</text:span><text:span text:style-name="T14"><text:tab/></text:span><text:span text:style-name="T14"><text:tab/></text:span><text:span text:style-name="T14">(31) <text:s text:c="12"/></text:span><text:span text:style-name="T14"><text:tab/></text:span><text:span text:style-name="T14"> <text:s text:c="7"/></text:span><text:span text:style-name="T14"><text:tab/></text:span><text:span text:style-name="T14"> <text:s text:c="5"/></text:span><text:span text:style-name="T14"><text:tab/></text:span><text:span text:style-name="T14">(32)</text:span><text:span text:style-name="T14"><text:tab/></text:span><text:span text:style-name="T14"> <text:s text:c="5"/>(32)</text:span><text:span text:style-name="T14"><text:tab/></text:span><text:span text:style-name="T14"><text:tab/></text:span><text:span text:style-name="T14">(32) <text:s text:c="3"/></text:span><text:span text:style-name="T14"><text:tab/></text:span><text:span text:style-name="T14"> <text:s text:c="7"/>(32)</text:span><text:span text:style-name="T14"><text:tab/></text:span><text:span text:style-name="T14"><text:tab/></text:span><text:span text:style-name="T14">(32)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5.842cm" svg:height="0.963cm" svg:x="2.032cm" svg:y="7.927cm">
          <draw:text-box>
            <text:p><text:span text:style-name="T13">21.30 h</text:span><text:span text:style-name="T13"><text:tab/></text:span><text:span text:style-name="T13"> <text:s text:c="4"/>03.30 h <text:s text:c="11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3" draw:text-style-name="P30" draw:layer="layout" svg:width="29.718cm" svg:height="0.727cm" svg:x="2.032cm" svg:y="9.398cm">
          <draw:text-box>
            <text:p text:style-name="P18"><text:span text:style-name="T14">(29)</text:span><text:span text:style-name="T14"><text:tab/></text:span><text:span text:style-name="T14"> <text:s text:c="7"/>(29)</text:span><text:span text:style-name="T14"><text:tab/></text:span><text:span text:style-name="T14"><text:tab/></text:span><text:span text:style-name="T14"><text:tab/></text:span><text:span text:style-name="T14"> <text:s text:c="5"/></text:span><text:span text:style-name="T14"><text:tab/></text:span><text:span text:style-name="T14"> <text:s text:c="8"/></text:span><text:span text:style-name="T14"><text:tab/></text:span><text:span text:style-name="T14"> </text:span><text:span text:style-name="T14"><text:tab/></text:span><text:span text:style-name="T14"><text:tab/></text:span><text:span text:style-name="T14">(30)</text:span><text:span text:style-name="T14"><text:tab/></text:span><text:span text:style-name="T14"><text:tab/></text:span><text:span text:style-name="T14"> <text:s text:c="10"/>(31)</text:span><text:span text:style-name="T14"><text:tab/></text:span><text:span text:style-name="T14"><text:tab/></text:span><text:span text:style-name="T14">(31)</text:span><text:span text:style-name="T14"><text:tab/></text:span><text:span text:style-name="T14"><text:tab/></text:span><text:span text:style-name="T14">(31)</text:span><text:span text:style-name="T14"><text:tab/></text:span><text:span text:style-name="T18"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<text:tab/></text:span><text:span text:style-name="T14">(32)</text:span><text:span text:style-name="T14"><text:tab/></text:span><text:span text:style-name="T14">(32) </text:span><text:span text:style-name="T14"><text:tab/></text:span><text:span text:style-name="T14"> <text:s text:c="3"/>(32)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05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8.128cm" svg:y="6.097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6.096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19.812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5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366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20.066cm" svg:height="0.963cm" svg:x="11.684cm" svg:y="7.874cm">
          <draw:text-box>
            <text:p><text:span text:style-name="T13">03 h</text:span><text:span text:style-name="T13"><text:tab/></text:span><text:span text:style-name="T13"><text:tab/></text:span><text:span text:style-name="T13"><text:tab/></text:span><text:span text:style-name="T13"> 14.40 h </text:span><text:span text:style-name="T13"><text:tab/></text:span><text:span text:style-name="T13"> <text:s text:c="5"/>20.40 <text:s text:c="9"/></text:span><text:span text:style-name="T20"><text:s/></text:span><text:span text:style-name="T13"><text:tab/></text:span><text:span text:style-name="T13"> 02.40 <text:s text:c="8"/>09.20</text:span><text:span text:style-name="T13"><text:tab/></text:span><text:span text:style-name="T13"><text:tab/></text:span><text:span text:style-name="T13">15.20</text:span><text:span text:style-name="T13"><text:tab/></text:span><text:span text:style-name="T13"> <text:s text:c="5"/>21.20</text:span><text:span text:style-name="T13"><text:tab/></text:span><text:span text:style-name="T13">03.20</text:span><text:span text:style-name="T13"><text:tab/></text:span><text:span text:style-name="T13">09.20</text:span><text:span text:style-name="T13"><text:tab/></text:span><text:span text:style-name="T13">15.20</text:span><text:span text:style-name="T13"><text:tab/></text:span></text:p>
          </draw:text-box>
        </draw:frame>
        <draw:frame draw:style-name="gr13" draw:text-style-name="P11" draw:layer="layout" svg:width="1.692cm" svg:height="1.016cm" svg:x="17.8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05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84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2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3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20 h</text:span><text:span text:style-name="T13"><text:tab/></text:span><text:span text:style-name="T13"> <text:s text:c="5"/>00.20 h </text:span><text:span text:style-name="T13"><text:tab/></text:span><text:span text:style-name="T13">06.20 h</text:span><text:span text:style-name="T13"><text:tab/></text:span><text:span text:style-name="T17"> <text:s text:c="4"/></text:span><text:span text:style-name="T13"><text:s text:c="3"/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00.20h</text:span><text:span text:style-name="T13"><text:tab/></text:span><text:span text:style-name="T13"> <text:s text:c="4"/>06.20h</text:span><text:span text:style-name="T13"><text:tab/></text:span><text:span text:style-name="T13">12.20</text:span><text:span text:style-name="T13"><text:tab/></text:span><text:span text:style-name="T13">18.20</text:span><text:span text:style-name="T13"><text:tab/></text:span><text:span text:style-name="T13"> <text:s text:c="7"/>00.20</text:span><text:span text:style-name="T13"><text:tab/></text:span><text:span text:style-name="T13">06.20</text:span><text:span text:style-name="T13"><text:tab/></text:span><text:span text:style-name="T13"> <text:s text:c="8"/>12.20</text:span><text:span text:style-name="T13"><text:tab/></text:span><text:span text:style-name="T13"> <text:s text:c="3"/>18.20</text:span><text:span text:style-name="T13"><text:tab/></text:span><text:span text:style-name="T13"><text:tab/></text:span><text:span text:style-name="T13"><text:tab/></text:span><text:span text:style-name="T13"> <text:s text:c="3"/>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64" draw:text-style-name="P22" draw:layer="layout" svg:width="30.988cm" svg:height="0.727cm" svg:x="0.762cm" svg:y="7.401cm">
          <draw:text-box>
            <text:p text:style-name="P18"><text:span text:style-name="T14">(32)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 <text:s text:c="2"/>(32) <text:s text:c="3"/>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(32</text:span><text:span text:style-name="T18">)</text:span><text:span text:style-name="T14"><text:tab/></text:span><text:span text:style-name="T14"> <text:s text:c="5"/>(32)</text:span><text:span text:style-name="T14"><text:tab/></text:span><text:span text:style-name="T14"> <text:s text:c="14"/>(32)</text:span><text:span text:style-name="T14"><text:tab/></text:span><text:span text:style-name="T14"> <text:s text:c="3"/>(32)</text:span><text:span text:style-name="T14"><text:tab/></text:span><text:span text:style-name="T14"><text:tab/></text:span><text:span text:style-name="T14">(32) <text:s text:c="12"/></text:span><text:span text:style-name="T14"><text:tab/></text:span><text:span text:style-name="T14"> <text:s text:c="7"/>(329</text:span><text:span text:style-name="T14"><text:tab/></text:span><text:span text:style-name="T14"> <text:s text:c="5"/></text:span><text:span text:style-name="T14"><text:tab/></text:span><text:span text:style-name="T14">(32)</text:span><text:span text:style-name="T14"><text:tab/></text:span><text:span text:style-name="T14"> <text:s text:c="5"/>(32)</text:span><text:span text:style-name="T14"><text:tab/></text:span><text:span text:style-name="T14"><text:tab/>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61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9.398cm" svg:height="0.963cm" svg:x="2.032cm" svg:y="7.927cm">
          <draw:text-box>
            <text:p><text:span text:style-name="T13">21.20 h</text:span><text:span text:style-name="T13"><text:tab/></text:span><text:span text:style-name="T13"> <text:s text:c="4"/>03.20 h <text:s/></text:span><text:span text:style-name="T13"><text:tab/></text:span><text:span text:style-name="T13">09.20</text:span><text:span text:style-name="T13"><text:tab/></text:span><text:span text:style-name="T13"> <text:s text:c="3"/>15.20</text:span><text:span text:style-name="T13"><text:tab/></text:span><text:span text:style-name="T13"><text:tab/></text:span><text:span text:style-name="T13">21.20 <text:s text:c="9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5" draw:text-style-name="P30" draw:layer="layout" svg:width="29.718cm" svg:height="0.727cm" svg:x="2.032cm" svg:y="9.398cm">
          <draw:text-box>
            <text:p text:style-name="P18"><text:span text:style-name="T14">(32)</text:span><text:span text:style-name="T14"><text:tab/></text:span><text:span text:style-name="T14"> <text:s text:c="7"/>(32)</text:span><text:span text:style-name="T14"><text:tab/></text:span><text:span text:style-name="T14"><text:tab/></text:span><text:span text:style-name="T14">(32)</text:span><text:span text:style-name="T14"><text:tab/></text:span><text:span text:style-name="T14">(32) <text:s/></text:span><text:span text:style-name="T14"><text:tab/></text:span><text:span text:style-name="T14"><text:tab/></text:span><text:span text:style-name="T14">(32) <text:s text:c="3"/></text:span><text:span text:style-name="T14"><text:tab/></text:span><text:span text:style-name="T14"> <text:s text:c="8"/>(32)</text:span><text:span text:style-name="T14"><text:tab/></text:span><text:span text:style-name="T14"><text:tab/></text:span><text:span text:style-name="T14"> <text:s text:c="10"/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<text:tab/></text:span><text:span text:style-name="T14">(32)</text:span><text:span text:style-name="T14"><text:tab/></text:span><text:span text:style-name="T14">(32)</text:span><text:span text:style-name="T14"><text:tab/></text:span><text:span text:style-name="T14"> <text:s text:c="9"/>(32)</text:span><text:span text:style-name="T14"><text:tab/></text:span><text:span text:style-name="T14"><text:tab/></text:span><text:span text:style-name="T14">(32)</text:span><text:span text:style-name="T14"><text:tab/></text:span><text:span text:style-name="T14"> <text:s text:c="8"/></text:span></text:p>
          </draw:text-box>
        </draw:frame>
        <draw:frame draw:style-name="gr13" draw:text-style-name="P11" draw:layer="layout" svg:width="1.692cm" svg:height="1.016cm" svg:x="11.43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5.908cm" svg:y="6.097cm">
          <draw:text-box>
            <text:p><text:span text:style-name="T4">Falló la medición, marcó 0ppm</text:span></text:p>
          </draw:text-box>
        </draw:frame>
        <draw:frame draw:style-name="gr25" draw:text-style-name="P2" draw:layer="layout" svg:width="20.066cm" svg:height="0.963cm" svg:x="11.684cm" svg:y="7.874cm">
          <draw:text-box>
            <text:p><text:span text:style-name="T13">03.20 h</text:span><text:span text:style-name="T13"><text:tab/></text:span><text:span text:style-name="T13"> <text:s text:c="4"/>09.20</text:span><text:span text:style-name="T13"><text:tab/></text:span><text:span text:style-name="T13"><text:tab/></text:span><text:span text:style-name="T13"> 15.20 h </text:span><text:span text:style-name="T13"><text:tab/></text:span><text:span text:style-name="T13"> <text:s text:c="5"/>21.20 <text:s text:c="9"/></text:span><text:span text:style-name="T20"><text:s/></text:span><text:span text:style-name="T13"><text:tab/></text:span><text:span text:style-name="T13"> 03.20 <text:s text:c="8"/>09.20</text:span><text:span text:style-name="T13"><text:tab/></text:span><text:span text:style-name="T13"><text:tab/></text:span><text:span text:style-name="T13">15.20</text:span><text:span text:style-name="T13"><text:tab/></text:span><text:span text:style-name="T13"> <text:s text:c="5"/>21.20</text:span><text:span text:style-name="T13"><text:tab/></text:span><text:span text:style-name="T13"><text:tab/></text:span></text:p>
          </draw:text-box>
        </draw:frame>
        <draw:frame draw:style-name="gr13" draw:text-style-name="P11" draw:layer="layout" svg:width="1.692cm" svg:height="1.016cm" svg:x="17.8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05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84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6.18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19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21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23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29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898cm" svg:y="6.385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27.94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29.718cm" svg:y="6.096cm">
          <draw:text-box>
            <text:p><text:span text:style-name="T4">Falló la medición, marcó 0ppm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8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9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30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1/05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3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9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<text:tab/></text:span><text:span text:style-name="T13"> <text:s text:c="5"/></text:span><text:span text:style-name="T13">23.20 h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01</text:span><text:span text:style-name="T13"><text:tab/></text:span><text:span text:style-name="T13"> <text:s text:c="3"/>07</text:span><text:span text:style-name="T13"><text:tab/></text:span><text:span text:style-name="T13"><text:tab/></text:span><text:span text:style-name="T13">13</text:span><text:span text:style-name="T13"><text:tab/></text:span><text:span text:style-name="T13"> <text:s text:c="4"/>19</text:span><text:span text:style-name="T13"><text:tab/></text:span><text:span text:style-name="T13"><text:tab/></text:span><text:span text:style-name="T13">01</text:span><text:span text:style-name="T13"><text:tab/></text:span><text:span text:style-name="T13"> <text:s text:c="3"/>07</text:span><text:span text:style-name="T13"><text:tab/></text:span><text:span text:style-name="T13"><text:tab/></text:span><text:span text:style-name="T13">13</text:span><text:span text:style-name="T13"><text:tab/></text:span><text:span text:style-name="T13"> <text:s text:c="4"/>19</text:span><text:span text:style-name="T13"><text:tab/></text:span><text:span text:style-name="T13"><text:tab/></text:span><text:span text:style-name="T13">01</text:span><text:span text:style-name="T13"><text:tab/></text:span><text:span text:style-name="T13"> <text:s text:c="3"/>07</text:span><text:span text:style-name="T13"><text:tab/></text:span><text:span text:style-name="T13"><text:tab/></text:span><text:span text:style-name="T13">13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correcta.</text:span></text:p>
          </draw:text-box>
        </draw:frame>
        <draw:frame draw:style-name="gr66" draw:text-style-name="P22" draw:layer="layout" svg:width="30.988cm" svg:height="0.727cm" svg:x="0.762cm" svg:y="7.401cm">
          <draw:text-box>
            <text:p text:style-name="P18"><text:span text:style-name="T14"><text:tab/></text:span><text:span text:style-name="T14"> <text:s text:c="9"/></text:span><text:span text:style-name="T18"><text:s/></text:span><text:span text:style-name="T18">(33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12"/></text:span><text:span text:style-name="T18"><text:s text:c="2"/>(34)</text:span><text:span text:style-name="T14"><text:tab/></text:span><text:span text:style-name="T14"> <text:s text:c="8"/>(34)</text:span><text:span text:style-name="T14"><text:tab/></text:span><text:span text:style-name="T14"> <text:s text:c="3"/></text:span><text:span text:style-name="T14"><text:tab/></text:span><text:span text:style-name="T14">(34)</text:span><text:span text:style-name="T14"><text:tab/></text:span><text:span text:style-name="T14"> <text:s text:c="5"/>(34) <text:s text:c="12"/></text:span><text:span text:style-name="T14"><text:tab/></text:span><text:span text:style-name="T14">(34)</text:span><text:span text:style-name="T14"><text:tab/></text:span><text:span text:style-name="T14"> (34)</text:span><text:span text:style-name="T14"><text:tab/></text:span><text:span text:style-name="T14"> <text:s text:c="5"/></text:span><text:span text:style-name="T14"><text:tab/></text:span><text:span text:style-name="T14">(34)</text:span><text:span text:style-name="T14"><text:tab/></text:span><text:span text:style-name="T14"> <text:s text:c="8"/>(34)</text:span><text:span text:style-name="T14"><text:tab/></text:span><text:span text:style-name="T14"> <text:s text:c="15"/>(34)</text:span><text:span text:style-name="T14"><text:tab/></text:span><text:span text:style-name="T14"> <text:s text:c="4"/>(34)</text:span><text:span text:style-name="T14"><text:tab/></text:span><text:span text:style-name="T14"> </text:span><text:span text:style-name="T14"><text:tab/></text:span><text:span text:style-name="T14">(34)</text:span><text:span text:style-name="T14"><text:tab/></text:span><text:span text:style-name="T14"><text:tab/></text:span><text:span text:style-name="T14"><text:tab/></text:span><text:span text:style-name="T18"><text:tab/></text:span><text:span text:style-name="T14"><text:tab/>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25" draw:text-style-name="P2" draw:layer="layout" svg:width="9.398cm" svg:height="0.963cm" svg:x="2.032cm" svg:y="7.927cm">
          <draw:text-box>
            <text:p><text:span text:style-name="T13"><text:tab/></text:span><text:span text:style-name="T13"> <text:s text:c="4"/></text:span><text:span text:style-name="T13">02.20 h <text:s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9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7" draw:text-style-name="P30" draw:layer="layout" svg:width="29.718cm" svg:height="0.727cm" svg:x="2.286cm" svg:y="9.398cm">
          <draw:text-box>
            <text:p text:style-name="P18"><text:span text:style-name="T14"><text:tab/></text:span><text:span text:style-name="T14"> <text:s text:c="7"/></text:span><text:span text:style-name="T14">(33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</text:span><text:span text:style-name="T14"><text:tab/></text:span><text:span text:style-name="T14"> <text:s text:c="8"/>(34)</text:span><text:span text:style-name="T14"><text:tab/></text:span><text:span text:style-name="T14"><text:tab/></text:span><text:span text:style-name="T14">(34)</text:span><text:span text:style-name="T14"><text:tab/></text:span><text:span text:style-name="T14"> <text:s text:c="7"/>(34)</text:span><text:span text:style-name="T14"><text:tab/></text:span><text:span text:style-name="T14"><text:tab/></text:span><text:span text:style-name="T14">(34)</text:span><text:span text:style-name="T14"><text:tab/></text:span><text:span text:style-name="T14"> <text:s text:c="5"/>(34)</text:span><text:span text:style-name="T14"><text:tab/></text:span><text:span text:style-name="T14"><text:tab/></text:span><text:span text:style-name="T14">(34)</text:span><text:span text:style-name="T14"><text:tab/></text:span><text:span text:style-name="T14"> <text:s text:c="9"/>(34)</text:span><text:span text:style-name="T14"><text:tab/></text:span><text:span text:style-name="T14"><text:tab/></text:span><text:span text:style-name="T14">(34)</text:span><text:span text:style-name="T14"><text:tab/></text:span><text:span text:style-name="T14"> <text:s text:c="8"/>(34)</text:span><text:span text:style-name="T14"><text:tab/></text:span><text:span text:style-name="T14"> <text:s text:c="7"/></text:span><text:span text:style-name="T14"><text:tab/></text:span><text:span text:style-name="T14"> <text:s/>(34)</text:span><text:span text:style-name="T14"><text:tab/></text:span><text:span text:style-name="T14"> <text:s text:c="5"/>(34)</text:span></text:p>
          </draw:text-box>
        </draw:frame>
        <draw:frame draw:style-name="gr13" draw:text-style-name="P11" draw:layer="layout" svg:width="1.692cm" svg:height="1.016cm" svg:x="11.43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7.10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20.066cm" svg:height="0.963cm" svg:x="11.684cm" svg:y="7.874cm">
          <draw:text-box>
            <text:p><text:span text:style-name="T13">04 h</text:span><text:span text:style-name="T13"><text:tab/></text:span><text:span text:style-name="T13"> <text:s text:c="4"/>10</text:span><text:span text:style-name="T13"><text:tab/></text:span><text:span text:style-name="T13"> </text:span><text:span text:style-name="T13"><text:tab/></text:span><text:span text:style-name="T13">16 h </text:span><text:span text:style-name="T13"><text:tab/></text:span><text:span text:style-name="T13"> <text:s text:c="5"/>22 <text:s text:c="9"/></text:span><text:span text:style-name="T20"><text:s/></text:span><text:span text:style-name="T13"><text:tab/></text:span><text:span text:style-name="T13">04 <text:s text:c="7"/></text:span><text:span text:style-name="T13"><text:tab/></text:span><text:span text:style-name="T13"> <text:s text:c="6"/>10</text:span><text:span text:style-name="T13"><text:tab/></text:span><text:span text:style-name="T13"><text:tab/></text:span><text:span text:style-name="T13">16</text:span><text:span text:style-name="T13"><text:tab/></text:span><text:span text:style-name="T13"> <text:s text:c="5"/>22</text:span><text:span text:style-name="T13"><text:tab/></text:span><text:span text:style-name="T13"><text:tab/></text:span><text:span text:style-name="T13">04</text:span><text:span text:style-name="T13"><text:tab/></text:span><text:span text:style-name="T13"><text:tab/></text:span><text:span text:style-name="T13">10 <text:s text:c="7"/>16</text:span><text:span text:style-name="T13"><text:tab/></text:span></text:p>
          </draw:text-box>
        </draw:frame>
        <draw:frame draw:style-name="gr13" draw:text-style-name="P11" draw:layer="layout" svg:width="1.692cm" svg:height="1.016cm" svg:x="17.86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05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1.84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3.29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9.898cm" svg:y="6.385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0.254cm" svg:y="6.097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4.318cm" svg:y="6.097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6.35cm" svg:y="6.096cm">
          <draw:text-box>
            <text:p><text:span text:style-name="T4">Falló la medición, marcó 0ppm</text:span></text:p>
          </draw:text-box>
        </draw:frame>
        <draw:frame draw:style-name="gr45" draw:text-style-name="P10" draw:layer="layout" svg:width="1.778cm" svg:height="1.523cm" svg:x="8.382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25.74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70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48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2/05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3/05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47" draw:text-style-name="P16" draw:layer="layout" svg:width="27.951cm" svg:height="1.199cm" svg:x="3.799cm" svg:y="1.433cm">
          <draw:text-box>
            <text:p><text:span text:style-name="T9">Día 4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41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frame draw:style-name="gr25" draw:text-style-name="P2" draw:layer="layout" svg:width="31.242cm" svg:height="0.963cm" svg:x="0.762cm" svg:y="5.842cm">
          <draw:text-box>
            <text:p><text:span text:style-name="T13"><text:tab/></text:span><text:span text:style-name="T13"> <text:s text:c="5"/></text:span><text:span text:style-name="T13">00 h </text:span><text:span text:style-name="T13"><text:tab/></text:span><text:span text:style-name="T13"><text:tab/></text:span><text:span text:style-name="T13">06</text:span><text:span text:style-name="T13"><text:tab/></text:span><text:span text:style-name="T13"> <text:s text:c="8"/>12</text:span><text:span text:style-name="T13"><text:tab/></text:span><text:span text:style-name="T13"><text:tab/></text:span><text:span text:style-name="T13"> <text:s text:c="4"/>18</text:span><text:span text:style-name="T13"><text:tab/></text:span><text:span text:style-name="T13"> <text:s text:c="3"/></text:span><text:span text:style-name="T13"><text:tab/></text:span><text:span text:style-name="T13">00</text:span><text:span text:style-name="T13"><text:tab/></text:span><text:span text:style-name="T13"><text:tab/></text:span></text:p>
          </draw:text-box>
        </draw:frame>
        <draw:frame draw:style-name="gr68" draw:text-style-name="P22" draw:layer="layout" svg:width="30.988cm" svg:height="0.727cm" svg:x="0.762cm" svg:y="7.401cm">
          <draw:text-box>
            <text:p text:style-name="P18"><text:span text:style-name="T14"><text:tab/></text:span><text:span text:style-name="T14"> <text:s text:c="9"/></text:span><text:span text:style-name="T18"><text:s/></text:span><text:span text:style-name="T18">(35)</text:span><text:span text:style-name="T14"><text:tab/></text:span><text:span text:style-name="T14"><text:tab/></text:span><text:span text:style-name="T14"> <text:s/>(35)</text:span><text:span text:style-name="T14"><text:tab/></text:span><text:span text:style-name="T14"> <text:s text:c="11"/>(35)</text:span><text:span text:style-name="T14"><text:tab/></text:span><text:span text:style-name="T14"><text:tab/></text:span><text:span text:style-name="T14"> <text:s text:c="5"/>(35) <text:s text:c="12"/></text:span><text:span text:style-name="T14"><text:tab/></text:span><text:span text:style-name="T14">(35)</text:span><text:span text:style-name="T14"><text:tab/></text:span><text:span text:style-name="T14"> 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25" draw:text-style-name="P2" draw:layer="layout" svg:width="9.398cm" svg:height="0.963cm" svg:x="2.032cm" svg:y="7.927cm">
          <draw:text-box>
            <text:p><text:span text:style-name="T13"><text:tab/></text:span><text:span text:style-name="T13"> <text:s text:c="3"/></text:span><text:span text:style-name="T13">03 h <text:s/></text:span><text:span text:style-name="T13"><text:tab/></text:span><text:span text:style-name="T13"><text:tab/></text:span><text:span text:style-name="T13">09</text:span><text:span text:style-name="T13"><text:tab/></text:span><text:span text:style-name="T13"> <text:s text:c="7"/>15</text:span><text:span text:style-name="T13"><text:tab/></text:span><text:span text:style-name="T13"><text:tab/></text:span><text:span text:style-name="T13">21 <text:s text:c="9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69" draw:text-style-name="P30" draw:layer="layout" svg:width="29.718cm" svg:height="0.727cm" svg:x="2.286cm" svg:y="9.398cm">
          <draw:text-box>
            <text:p text:style-name="P18"><text:span text:style-name="T14"><text:tab/></text:span><text:span text:style-name="T14"> <text:s text:c="7"/></text:span><text:span text:style-name="T14">(35)</text:span><text:span text:style-name="T14"><text:tab/></text:span><text:span text:style-name="T14"> <text:s text:c="14"/>(35)</text:span><text:span text:style-name="T14"><text:tab/></text:span><text:span text:style-name="T14">(35)</text:span><text:span text:style-name="T14"><text:tab/></text:span><text:span text:style-name="T14"> <text:s text:c="7"/>(35)</text:span><text:span text:style-name="T14"><text:tab/></text:span><text:span text:style-name="T14"><text:tab/></text:span></text:p>
          </draw:text-box>
        </draw:frame>
        <draw:frame draw:style-name="gr13" draw:text-style-name="P11" draw:layer="layout" svg:width="1.692cm" svg:height="1.016cm" svg:x="3.556cm" svg:y="8.382cm">
          <draw:text-box>
            <text:p><text:span text:style-name="T5">Medición correcta.</text:span></text:p>
          </draw:text-box>
        </draw:frame>
        <draw:frame draw:style-name="gr45" draw:text-style-name="P10" draw:layer="layout" svg:width="1.778cm" svg:height="1.523cm" svg:x="0.254cm" svg:y="6.096cm">
          <draw:text-box>
            <text:p><text:span text:style-name="T4">Falló la medición, marcó 0ppm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8.70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30.48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4.1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8.382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5.4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7.366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23cm" svg:y="8.382cm">
          <draw:text-box>
            <text:p><text:span text:style-name="T5">Medición 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75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63cm" svg:x="1cm" svg:y="4.041cm"/>
      <draw:page-thumbnail draw:layer="backgroundobjects" svg:width="8.999cm" svg:height="4.463cm" svg:x="1cm" svg:y="12.617cm"/>
      <draw:page-thumbnail draw:layer="backgroundobjects" svg:width="8.999cm" svg:height="4.463cm" svg:x="1cm" svg:y="21.193cm"/>
      <draw:page-thumbnail draw:layer="backgroundobjects" svg:width="8.999cm" svg:height="4.463cm" svg:x="11cm" svg:y="4.041cm"/>
      <draw:page-thumbnail draw:layer="backgroundobjects" svg:width="8.999cm" svg:height="4.463cm" svg:x="11cm" svg:y="12.617cm"/>
      <draw:page-thumbnail draw:layer="backgroundobjects" svg:width="8.999cm" svg:height="4.463cm" svg:x="11cm" svg:y="21.193cm"/>
    </style:handout-master>
    <style:master-page style:name="Default" style:page-layout-name="PM1" draw:style-name="Mdp1">
      <draw:frame presentation:style-name="Default-title" draw:layer="backgroundobjects" svg:width="28.574cm" svg:height="2.629cm" svg:x="1.585cm" svg:y="0.626cm" presentation:class="title" presentation:placeholder="true">
        <draw:text-box/>
      </draw:frame>
      <draw:frame presentation:style-name="Default-outline1" draw:layer="backgroundobjects" svg:width="28.574cm" svg:height="9.133cm" svg:x="1.585cm" svg:y="3.683cm" presentation:class="outline" presentation:placeholder="true">
        <draw:text-box/>
      </draw:frame>
      <draw:frame presentation:style-name="Mpr1" draw:text-style-name="MP2" draw:layer="backgroundobjects" svg:width="7.397cm" svg:height="1.085cm" svg:x="1.585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64cm" svg:height="1.085cm" svg:x="10.854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97cm" svg:height="1.085cm" svg:x="22.76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52:15.883389558</meta:creation-date>
    <dc:date>2022-05-15T20:43:44.217824028</dc:date>
    <meta:editing-duration>PT5H41M51S</meta:editing-duration>
    <meta:editing-cycles>32</meta:editing-cycles>
    <meta:generator>LibreOffice/6.4.7.2$Linux_X86_64 LibreOffice_project/40$Build-2</meta:generator>
    <meta:document-statistic meta:object-count="1056"/>
  </office:meta>
</office:document-meta>
</file>